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fo:color="#C00000"/>
    </style:style>
    <style:style style:name="P3" style:parent-style-name="Standard" style:family="paragraph">
      <style:text-properties fo:font-weight="bold" style:font-weight-asian="bold" style:font-weight-complex="bold" fo:color="#81D41A"/>
    </style:style>
    <style:style style:name="P4" style:parent-style-name="Standard" style:family="paragraph">
      <style:text-properties fo:color="#FF0000"/>
    </style:style>
    <style:style style:name="P5" style:parent-style-name="Standard" style:family="paragraph">
      <style:text-properties fo:font-weight="bold" style:font-weight-asian="bold" style:font-weight-complex="bold" fo:color="#81D41A"/>
    </style:style>
    <style:style style:name="P6" style:parent-style-name="Standard" style:family="paragraph">
      <style:text-properties fo:font-weight="bold" style:font-weight-asian="bold" style:font-weight-complex="bold" fo:color="#FF0000"/>
    </style:style>
    <style:style style:name="P7" style:parent-style-name="Standard" style:family="paragraph">
      <style:text-properties fo:font-weight="bold" style:font-weight-asian="bold" style:font-weight-complex="bold" fo:color="#92D050"/>
    </style:style>
    <style:style style:name="P8" style:parent-style-name="Standard" style:family="paragraph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Standard" style:family="paragraph">
      <style:text-properties fo:color="#92D050"/>
    </style:style>
    <style:style style:name="P11" style:parent-style-name="Standard" style:family="paragraph">
      <style:text-properties fo:font-weight="bold" style:font-weight-asian="bold" style:font-weight-complex="bold" fo:color="#00A933"/>
    </style:style>
    <style:style style:name="T12" style:parent-style-name="Fuentedepárrafopredeter." style:family="text">
      <style:text-properties fo:color="#000000"/>
    </style:style>
    <style:style style:name="T13" style:parent-style-name="Fuentedepárrafopredeter." style:family="text">
      <style:text-properties fo:color="#000000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fo:color="#000000"/>
    </style:style>
    <style:style style:name="P16" style:parent-style-name="Standard" style:family="paragraph">
      <style:text-properties fo:color="#92D050"/>
    </style:style>
    <style:style style:name="P17" style:parent-style-name="Standard" style:family="paragraph">
      <style:text-properties fo:font-weight="bold" style:font-weight-asian="bold" style:font-weight-complex="bold" fo:color="#92D050"/>
    </style:style>
    <style:style style:name="P18" style:parent-style-name="Standard" style:family="paragraph">
      <style:text-properties fo:font-weight="bold" style:font-weight-asian="bold" style:font-weight-complex="bold" fo:color="#FF0000"/>
    </style:style>
    <style:style style:name="P19" style:parent-style-name="Standard" style:family="paragraph">
      <style:text-properties fo:font-weight="bold" style:font-weight-asian="bold" style:font-weight-complex="bold" fo:color="#92D050"/>
    </style:style>
    <style:style style:name="P20" style:parent-style-name="Standard" style:family="paragraph">
      <style:text-properties fo:font-weight="bold" style:font-weight-asian="bold" style:font-weight-complex="bold" fo:color="#FF0000"/>
    </style:style>
    <style:style style:name="P21" style:parent-style-name="Standard" style:family="paragraph">
      <style:text-properties fo:font-weight="bold" style:font-weight-asian="bold" style:font-weight-complex="bold" fo:color="#FF0000"/>
    </style:style>
    <style:style style:name="P22" style:parent-style-name="Standard" style:family="paragraph">
      <style:text-properties fo:font-weight="bold" style:font-weight-asian="bold" style:font-weight-complex="bold" fo:color="#FF0000"/>
    </style:style>
    <style:style style:name="P23" style:parent-style-name="Standard" style:family="paragraph">
      <style:text-properties fo:font-weight="bold" style:font-weight-asian="bold" style:font-weight-complex="bold" fo:color="#FF0000"/>
    </style:style>
    <style:style style:name="P24" style:parent-style-name="Standard" style:family="paragraph">
      <style:text-properties fo:font-weight="bold" style:font-weight-asian="bold" style:font-weight-complex="bold" fo:color="#FF0000"/>
    </style:style>
    <style:style style:name="T25" style:parent-style-name="Fuentedepárrafopredeter." style:family="text">
      <style:text-properties fo:color="#92D050"/>
    </style:style>
    <style:style style:name="P26" style:parent-style-name="PreformattedText" style:family="paragraph">
      <style:paragraph-properties fo:line-height="200%"/>
    </style:style>
    <style:style style:name="T27" style:parent-style-name="Fuentedepárrafopredeter." style:family="text">
      <style:text-properties fo:color="#92D050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style:font-weight-complex="bold" fo:color="#00A933"/>
    </style:style>
  </office:automatic-styles>
  <office:body>
    <office:text text:use-soft-page-breaks="true">
      <text:p text:style-name="P1">Suite de Test para Normalizar</text:p>
      <text:p text:style-name="Textbody"/>
      <text:p text:style-name="Standard"/>
      <text:p text:style-name="Standard">versión: 0,1</text:p>
      <text:p text:style-name="Standard">prueba realizada desde el sistema operativo SO Ubuntu 22 04 y navegador Google</text:p>
      <text:h text:style-name="Título1" text:outline-level="1">Fundamentos de la suite de prueba</text:h>
      <text:p text:style-name="Standard">Evaluar el funcionamiento del programa Normalizar</text:p>
      <text:p text:style-name="Standard"/>
      <text:h text:style-name="Título1" text:outline-level="1">Check List</text:h>
      <text:p text:style-name="Standard">Ejecutar la siguientes pruebas en el programa Normalizar,<text:s/>Ejecutar todas las pruebas en un terminal Git Bash.</text:p>
      <text:p text:style-name="Standard"/>
      <text:h text:style-name="Título2" text:outline-level="2">1- Testear Funcionamiento de<text:s/>local host<text:s/>servicios<text:s/>Normalizar</text:h>
      <text:p text:style-name="Standard">Fundamentos: verificar la versión de un navegador la siguiente URL</text:p>
      <text:p text:style-name="Standard"/>
      <text:p text:style-name="PreformattedText"><text:tab/>//Local host</text:p>
      <text:p text:style-name="PreformattedText"><text:a xlink:href="https://servicios.using.buenosaires.gob.ar/normalizarse" office:target-frame-name="_top" xlink:show="replace"><text:span text:style-name="Hipervínculo">https://servicios.using.buenosaires.gob.ar/normalizar</text:span><text:span text:style-name="Hipervínculo">se</text:span></text:a><text:s/></text:p>
      <text:p text:style-name="Standard"/>
      <text:p text:style-name="P2">ERROR!!</text:p>
      <text:p text:style-name="P3"/>
      <text:h text:style-name="Título1" text:outline-level="1">2-Inicio del<text:s/>programa</text:h>
      <text:p text:style-name="Textbody">Fundamentos: Verificar que el programa compile sin errores</text:p>
      <text:p text:style-name="PreformattedText"><text:tab/></text:p>
      <text:p text:style-name="PreformattedText"/>
      <text:p text:style-name="PreformattedText"><text:tab/>//local host<text:s/></text:p>
      <text:p text:style-name="PreformattedText"><text:a xlink:href="https://servicios.using.buenosaires.gob.ar/normalizarse" office:target-frame-name="_top" xlink:show="replace"><text:span text:style-name="Hipervínculo">https://servicios.using.buenosaires.gob.ar/normalizar</text:span><text:span text:style-name="Hipervínculo">se</text:span></text:a><text:s/></text:p>
      <text:p text:style-name="PreformattedText">espera interface del programa</text:p>
      <text:p text:style-name="P4">ERROR!!</text:p>
      <text:p text:style-name="P5"/>
      <text:h text:style-name="Título2" text:outline-level="2">3- Testear Programa sin parámetros</text:h>
      <text:p text:style-name="Standard">Fundamentos: verificar el funcionamiento del programa sin argumentos de entrada.</text:p>
      <text:p text:style-name="PreformattedText"/>
      <text:p text:style-name="PreformattedText">No se coloca<text:s/>parámetro</text:p>
      <text:p text:style-name="Standard"/>
      <text:p text:style-name="Standard"><text:a xlink:href="https://servicios.using.buenosaires.gob.ar/normalizarse" office:target-frame-name="_top" xlink:show="replace"><text:span text:style-name="Hipervínculo">https://servicios.using.buenosaires.gob.ar/normalizar</text:span><text:span text:style-name="Hipervínculo">se</text:span></text:a>/?direccion</text:p>
      <text:p text:style-name="Standard"/>
      <text:p text:style-name="Standard">Se espera un aviso de ingreso de<text:s/>parámetros.</text:p>
      <text:p text:style-name="P6">ERROR</text:p>
      <text:h text:style-name="Título2" text:outline-level="2"/>
      <text:h text:style-name="Título2" text:outline-level="2"/>
      <text:h text:style-name="Título2" text:outline-level="2">4- Testear Programa con un parámetro de entrada</text:h>
      <text:p text:style-name="Standard"/>
      <text:p text:style-name="Standard">Fundamentos: Verificar ingreso de un solo parámetros<text:s/></text:p>
      <text:p text:style-name="Standard"/>
      <text:p text:style-name="PreformattedText"><text:s text:c="8"/>http://servicios.usig.buenosaires.gob.ar/normalizar/?direccion=callao y<text:s/>corrientes<text:tab/></text:p>
      <text:p text:style-name="Standard">se espere<text:s/>resultado</text:p>
      <text:p text:style-name="P7">OK</text:p>
      <text:h text:style-name="Título2" text:outline-level="2">5- Testear Programa con dos parámetros de entrada</text:h>
      <text:p text:style-name="Standard"/>
      <text:p text:style-name="Standard">Fundamentos: Verificar<text:s/>ingreso de<text:s/>dos parámetros de dirección</text:p>
      <text:p text:style-name="P8"/>
      <text:p text:style-name="Standard"><text:span text:style-name="T9"><text:s text:c="2"/></text:span>http://servicios.usig.buenosaires.gob.ar/normalizar/?direccion=loria e<text:s/>Italia</text:p>
      <text:p text:style-name="Standard"><text:s text:c="8"/></text:p>
      <text:p text:style-name="Standard">se espera la ruta de<text:s/>parámetro<text:s/>e entrada</text:p>
      <text:p text:style-name="P10">OK</text:p>
      <text:p text:style-name="P11"/>
      <text:h text:style-name="Título2" text:outline-level="2">6- Testear Programa<text:s/>con parámetros<text:s/>de entrada no<text:s/>numérica</text:h>
      <text:p text:style-name="Standard"/>
      <text:p text:style-name="Standard">Fundamentos: verificar ingresos con parámetro sin número de altura o casa</text:p>
      <text:p text:style-name="Standard"/>
      <text:p text:style-name="PreformattedText"><text:span text:style-name="T12"><text:tab/></text:span><text:span text:style-name="T13"><text:s text:c="5"/></text:span><text:a xlink:href="http://servicios.usig.buenosaires.gob.ar/normalizar/?direccion=callaoy" office:target-frame-name="_top" xlink:show="replace"><text:span text:style-name="Hipervínculo">http://servicios.usig.buenosaires.gob.ar/normalizar/?direccion=callaoy</text:span></text:a><text:span text:style-name="T14"><text:s/></text:span><text:span text:style-name="T15">corrientes</text:span></text:p>
      <text:p text:style-name="Standard"/>
      <text:p text:style-name="Standard">Se espera un error<text:s/>de parámetros<text:s/>de entrada</text:p>
      <text:p text:style-name="Standard"/>
      <text:p text:style-name="P16">OK</text:p>
      <text:h text:style-name="Título2" text:outline-level="2">7- Testear Programa con parámetros de entrada incorrecto</text:h>
      <text:p text:style-name="Standard"><text:s text:c="3"/>Fundamentos: Verificar ingreso de parámetros incorrectos</text:p>
      <text:p text:style-name="Standard"/>
      <text:p text:style-name="Standard"><text:s text:c="2"/><text:a xlink:href="http://servicios.usig.buenosaires.gob.ar/normalizar/?direccion=callaoy" office:target-frame-name="_top" xlink:show="replace"><text:span text:style-name="Hipervínculo">http://servicios.usig.buenosaires.gob.ar/normalizar/?direccion=callao</text:span><text:span text:style-name="Hipervínculo">y</text:span></text:a><text:s/>Austria</text:p>
      <text:p text:style-name="Standard"/>
      <text:p text:style-name="PreformattedText"><text:tab/></text:p>
      <text:p text:style-name="Standard">SE ESPERA AVISO<text:s/></text:p>
      <text:p text:style-name="P17">OK</text:p>
      <text:h text:style-name="Título2" text:outline-level="2">8- Testear Programa con<text:s/>parámetros<text:s/>de entradas solo numéricos</text:h>
      <text:p text:style-name="Standard"/>
      <text:p text:style-name="Standard">Fundamentos: Verificar ingreso de parámetro solo de numero sin nombre de calle</text:p>
      <text:p text:style-name="Standard"/>
      <text:p text:style-name="PreformattedText"><text:s text:c="5"/><text:s text:c="5"/><text:a xlink:href="http://servicios.usig.buenosaires.gob.ar/normalizar/?direccion=2750" office:target-frame-name="_top" xlink:show="replace"><text:span text:style-name="Hipervínculo">http://servicios.usig.buenosaires.gob.ar/normalizar/?direccion=2750</text:span></text:a>, Recoleta</text:p>
      <text:p text:style-name="Standard">Se espera<text:s/>error ya<text:s/>que no tiene calle existente</text:p>
      <text:p text:style-name="P18"/>
      <text:p text:style-name="P19">OK</text:p>
      <text:p text:style-name="P20"/>
      <text:p text:style-name="P21"/>
      <text:p text:style-name="P22"/>
      <text:p text:style-name="P23"/>
      <text:p text:style-name="P24"/>
      <text:h text:style-name="Título2" text:outline-level="2">9- Testear Programa con parámetros de entrada negativos</text:h>
      <text:p text:style-name="Standard"/>
      <text:p text:style-name="Standard">Fundamentos: Verificar ingreso de parámetros incorrectos</text:p>
      <text:p text:style-name="Standard"/>
      <text:p text:style-name="PreformattedText"><text:tab/><text:s text:c="3"/>http://servicios.usig.buenosaires.gob.ar/normalizar/?lng=-58.402165&amp;lat=-34.762920&amp;tipoResultado=calle_altura</text:p>
      <text:p text:style-name="Standard">Se<text:s/>espera que<text:s/>la<text:s/>dirección correcta</text:p>
      <text:p text:style-name="Standard"><text:span text:style-name="T25">OK</text:span></text:p>
      <text:h text:style-name="Título2" text:outline-level="2">10- Testear<text:s/>Programa con desbordamiento de calle</text:h>
      <text:p text:style-name="Standard"/>
      <text:p text:style-name="Standard">Fundamentos: Verificar ingreso de parámetros desbordamiento<text:s/>(de<text:s/>calles)</text:p>
      <text:p text:style-name="Standard"/>
      <text:p text:style-name="P26"><text:s text:c="2"/>http://servicios.usig.buenosaires.gob.ar/normalizar/?direccion=callao<text:s/>,y sarmiento</text:p>
      <text:p text:style-name="PreformattedText"/>
      <text:p text:style-name="Standard">Se<text:s/>espera resultados<text:s/>positivos</text:p>
      <text:p text:style-name="Standard"><text:span text:style-name="T27">ok</text:span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Usuario</dc:creator>
    <meta:creation-date>2023-06-25T00:59:00Z</meta:creation-date>
    <dc:date>2023-06-25T00:59:00Z</dc:date>
    <meta:template xlink:href="Normal" xlink:type="simple"/>
    <meta:editing-cycles>2</meta:editing-cycles>
    <meta:editing-duration>PT120S</meta:editing-duration>
    <meta:document-statistic meta:page-count="3" meta:paragraph-count="6" meta:word-count="482" meta:character-count="3226" meta:row-count="22" meta:non-whitespace-character-count="2750"/>
  </office:meta>
</office:document-meta>
</file>